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weight="bold" officeooo:rsid="001a0271" officeooo:paragraph-rsid="001a0271" style:font-weight-asian="bold" style:font-weight-complex="bold"/>
    </style:style>
    <style:style style:name="P2" style:family="paragraph" style:parent-style-name="Preformatted_20_Text">
      <style:text-properties style:font-name="Arial" officeooo:rsid="001a0271" officeooo:paragraph-rsid="001a02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 for running the data collection process</text:p>
      <text:p text:style-name="P2"/>
      <text:p text:style-name="P2">A. Make sure everything is plugged in:</text:p>
      <text:p text:style-name="P2"><text:s text:c="4"/>i. Kinect to laptop</text:p>
      <text:p text:style-name="P2"><text:s text:c="4"/>ii. Kintect to power source</text:p>
      <text:p text:style-name="P2"><text:s text:c="4"/>iii. Robot/keyboard to laptop</text:p>
      <text:p text:style-name="P2"><text:s text:c="4"/>iv. Laptop to power source</text:p>
      <text:p text:style-name="P2"><text:s text:c="4"/>v. Are all power sources on?</text:p>
      <text:p text:style-name="P2"/>
      <text:p text:style-name="P2">B. <text:s/>Open four terminals: #=comment</text:p>
      <text:p text:style-name="P2"/>
      <text:p text:style-name="P2"><text:s text:c="2"/>1. #Enable permissions for robot for rosaria</text:p>
      <text:p text:style-name="P2"><text:s text:c="5"/>sudo chmod a+rw /dev/ttyUSB0</text:p>
      <text:p text:style-name="P2"/>
      <text:p text:style-name="P2"><text:s text:c="5"/>#then connect to robot</text:p>
      <text:p text:style-name="P2"><text:s text:c="5"/>rosrun rosaria RosAria</text:p>
      <text:p text:style-name="P2"/>
      <text:p text:style-name="P2"/>
      <text:p text:style-name="P2"><text:s text:c="2"/>2. #start process to connect keyboard to robot</text:p>
      <text:p text:style-name="P2"><text:s text:c="5"/>rosrun robot_control keyboard_controller</text:p>
      <text:p text:style-name="P2"/>
      <text:p text:style-name="P2"><text:s text:c="2"/>3. <text:s/>#connect Kinect to laptop</text:p>
      <text:p text:style-name="P2"><text:s text:c="6"/>roslaunch kinect2_bridge no_point_cloud_kinect2_brigde.launch</text:p>
      <text:p text:style-name="P2"/>
      <text:p text:style-name="P2"><text:s text:c="2"/>4. #connect keyboard to Kinect</text:p>
      <text:p text:style-name="P2"><text:s text:c="5"/>rosrun save_data save_data</text:p>
      <text:p text:style-name="P2"/>
      <text:p text:style-name="P1">Robot Command Cheat Sheet</text:p>
      <text:p text:style-name="P2">All commands are case sensitve.</text:p>
      <text:p text:style-name="P2">You MUST PRESS ENTER after each command to input it. Just typing the letter has no effect.</text:p>
      <text:p text:style-name="P2"/>
      <text:p text:style-name="P2">Definitions:</text:p>
      <text:p text:style-name="P2">'collect a cluster': rotate 30 degrees 12 times and save an image after each rotation. This is the basic operation of data collection.</text:p>
      <text:p text:style-name="P2"/>
      <text:p text:style-name="P2"/>
      <text:p text:style-name="P2">Most common commands:</text:p>
      <text:p text:style-name="P2"/>
      <text:p text:style-name="P2">'w' - increase FORWARD velocity</text:p>
      <text:p text:style-name="P2">'a' - increase COUNTER-CLOCKWISE rotation velocity</text:p>
      <text:p text:style-name="P2">'s' - increase CLOCKWISE velocity</text:p>
      <text:p text:style-name="P2">'d' - increase BACKWARD velocity</text:p>
      <text:p text:style-name="P2">'c' - STOP all motion(velocities set to 0)</text:p>
      <text:p text:style-name="P2"/>
      <text:p text:style-name="P2">Compound Commands. Must enter letter, ENTER, number, ENTER </text:p>
      <text:p text:style-name="P2"/>
      <text:p text:style-name="P2">'k'</text:p>
      <text:p text:style-name="P2">'#' <text:s/>- Collect a cluster at the current location, then move forward 30cm and collect another cluster, # amount of times. i.e. k, 0 just collects one cluster at the current location. k,1 collects 2 clusters, 1 at the current location and one 30cm forward.</text:p>
      <text:p text:style-name="P2"/>
      <text:p text:style-name="P2">'l'</text:p>
      <text:p text:style-name="P2">'#' - Move 30cm, then collect a cluster, then repeat # number of times. So l,0 moves forward once and collects 1 cluster. l,1 collects 2 clusters, moving a total of 60cm, and so on. </text:p>
      <text:p text:style-name="P2"/>
      <text:p text:style-name="P2">**See the code for all other commands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09:45:51.932980621</dc:date>
    <meta:document-statistic meta:table-count="0" meta:image-count="0" meta:object-count="0" meta:page-count="1" meta:paragraph-count="35" meta:word-count="267" meta:character-count="1701" meta:non-whitespace-character-count="1404"/>
    <meta:generator>LibreOffice/4.2.8.2$Linux_X86_64 LibreOffice_project/420m0$Build-2</meta:generator>
  </office:meta>
</office:document-meta>
</file>